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HashMap.put( K key , V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dentityHashMap.Identity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HashMap.findClass( String key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try.Entry( K key , V value , int hash , Entry &lt; K , V &gt;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entityHashMap.IdentityHashMap( int tab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HashMap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ntityHashMap.get( K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